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9e9" officeooo:paragraph-rsid="0015b9e9"/>
    </style:style>
    <style:style style:name="P2" style:family="paragraph" style:parent-style-name="Standard">
      <style:text-properties officeooo:rsid="0015b9e9" officeooo:paragraph-rsid="0017a72b"/>
    </style:style>
    <style:style style:name="P3" style:family="paragraph" style:parent-style-name="Standard">
      <style:text-properties officeooo:rsid="0015b9e9" officeooo:paragraph-rsid="0019c4fa"/>
    </style:style>
    <style:style style:name="P4" style:family="paragraph" style:parent-style-name="Standard">
      <style:text-properties officeooo:rsid="0015b9e9" officeooo:paragraph-rsid="001b45b4"/>
    </style:style>
    <style:style style:name="P5" style:family="paragraph" style:parent-style-name="Standard">
      <style:text-properties officeooo:rsid="0019c4fa" officeooo:paragraph-rsid="0019c4fa"/>
    </style:style>
    <style:style style:name="P6" style:family="paragraph" style:parent-style-name="Standard">
      <style:text-properties officeooo:rsid="001b45b4" officeooo:paragraph-rsid="001b45b4"/>
    </style:style>
    <style:style style:name="P7" style:family="paragraph" style:parent-style-name="Standard">
      <style:text-properties officeooo:rsid="001b45b4" officeooo:paragraph-rsid="001cf81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7a72b"/>
    </style:style>
    <style:style style:name="T4" style:family="text">
      <style:text-properties officeooo:rsid="0019c4fa"/>
    </style:style>
    <style:style style:name="T5" style:family="text">
      <style:text-properties officeooo:rsid="001cf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sipative Solitons:</text:p>
      <text:p text:style-name="P6">Max Proft - u5190335</text:p>
      <text:p text:style-name="P4"/>
      <text:p text:style-name="P1">My honours thesis will be <text:span text:style-name="T4">l</text:span>ooking at the Complex Ginsberg Landau Equation (CGLE).</text:p>
      <text:p text:style-name="P1">This equation models the behaviour in a wide range of systems, such as <text:span text:style-name="T1">______</text:span><text:span text:style-name="T2">, and it can be considered as an extension to the nonlinear schrodinger equation (setting some of the constants to zero we get the nonlinear schrodinger equation)</text:span></text:p>
      <text:p text:style-name="P1"/>
      <text:p text:style-name="P3">For my thesis I will create a program to numerically solve the CGLE. </text:p>
      <text:p text:style-name="P3"><text:span text:style-name="T4">I'll look at different ways that it could be solved to determine </text:span>the best method to <text:span text:style-name="T3">numerically </text:span>solve the CGLE. </text:p>
      <text:p text:style-name="P2"><text:span text:style-name="T3">I will learn Fortran to write program this as I am aware that python (the only programming language I know) is somewhat slower. I chose Fortran since it appears to be better than C languages numerical work.</text:span></text:p>
      <text:p text:style-name="P5">I also plan on making this program work on multiple cores, something I have never done before either. </text:p>
      <text:p text:style-name="P1"/>
      <text:p text:style-name="P6">I'll compare my program to previous work done to allow me to have confidence it the accuracy of my program. </text:p>
      <text:p text:style-name="P3"/>
      <text:p text:style-name="P7">Once <text:span text:style-name="T5">I have a working program</text:span>, I'll try to find new <text:span text:style-name="T5">types of dissipative solitons that are </text:span>solutions <text:span text:style-name="T5">to this equation. </text:span></text:p>
      <text:p text:style-name="P6"/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6:51:03.101088779</meta:creation-date>
    <dc:date>2016-03-22T23:52:20.185647289</dc:date>
    <meta:editing-duration>PT2M25S</meta:editing-duration>
    <meta:editing-cycles>1</meta:editing-cycles>
    <meta:document-statistic meta:table-count="0" meta:image-count="0" meta:object-count="0" meta:page-count="1" meta:paragraph-count="10" meta:word-count="188" meta:character-count="1077" meta:non-whitespace-character-count="894"/>
    <meta:generator>LibreOffice/4.2.8.2$Linux_X86_64 LibreOffice_project/420m0$Build-2</meta:generator>
  </office:meta>
</office:document-meta>
</file>